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VERDANA" svg:font-family="VERDANA" style:font-family-generic="swiss"/>
    <style:font-face style:name="verdana" svg:font-family="verdana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 style:shadow="none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-top="0.05pt solid #000000" fo:border-left="0.05pt solid #000000" fo:border-right="0.05pt solid #000000" fo:padding="0.097cm" fo:border-bottom="none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 style:shadow="none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-top="0.05pt solid #000000" fo:border-left="0.05pt solid #000000" fo:border-right="0.05pt solid #000000" fo:padding="0.097cm" fo:border-bottom="none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5" style:family="table">
      <style:table-properties table:align="left" style:width="16.995cm"/>
    </style:style>
    <style:style style:name="Table5.A" style:family="table-column">
      <style:table-column-properties style:column-width="3.094cm"/>
    </style:style>
    <style:style style:name="Table5.B" style:family="table-column">
      <style:table-column-properties style:column-width="13.901cm"/>
    </style:style>
    <style:style style:name="Table5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5.B1" style:family="table-cell">
      <style:table-cell-properties fo:border="0.05pt solid #000000" fo:padding="0.097cm"/>
    </style:style>
    <style:style style:name="Table5.A2" style:family="table-cell">
      <style:table-cell-properties fo:border-top="none" fo:border-left="0.05pt solid #000000" fo:border-right="none" fo:padding="0.097cm" fo:border-bottom="0.05pt solid #000000"/>
    </style:style>
    <style:style style:name="Table5.B2" style:family="table-cell">
      <style:table-cell-properties fo:border-top="none" fo:border-left="0.05pt solid #000000" fo:border-right="0.05pt solid #000000" fo:padding="0.097cm" fo:border-bottom="0.05pt solid #000000"/>
    </style:style>
    <style:style style:name="Table7" style:family="table">
      <style:table-properties table:align="margins" style:width="17cm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order="0.05pt solid #000000" fo:padding="0.097cm"/>
    </style:style>
    <style:style style:name="Table7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5" style:parent-style-name="Header" style:family="paragraph">
      <style:paragraph-properties fo:text-align="start" style:justify-single-word="false"/>
    </style:style>
    <style:style style:name="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P7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P8" style:parent-style-name="Standard" style:family="paragraph"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9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0" style:parent-style-name="Table_20_Contents" style:family="paragraph">
      <style:text-properties officeooo:paragraph-rsid="0058400d" style:font-size-asian="9pt" style:font-name="verdana" style:font-size-complex="9pt" officeooo:rsid="002f92ea" fo:font-size="9pt"/>
    </style:style>
    <style:style style:name="P11" style:parent-style-name="Table_20_Contents" style:family="paragraph">
      <style:text-properties officeooo:paragraph-rsid="00442c30" style:font-size-asian="9pt" style:font-name="verdana" style:font-size-complex="9pt" officeooo:rsid="002f92ea" fo:font-size="9pt"/>
    </style:style>
    <style:style style:name="P12" style:parent-style-name="Table_20_Contents" style:family="paragraph">
      <style:paragraph-properties fo:text-align="center" style:justify-single-word="false"/>
      <style:text-properties officeooo:paragraph-rsid="00479311" style:font-size-asian="9pt" style:font-name="verdana" style:font-size-complex="9pt" officeooo:rsid="002f92ea" fo:font-size="9pt"/>
    </style:style>
    <style:style style:name="P13" style:parent-style-name="Table_20_Contents" style:family="paragraph">
      <style:text-properties officeooo:paragraph-rsid="0037f377" style:font-size-asian="9pt" style:font-name="verdana" style:font-size-complex="9pt" officeooo:rsid="002f92ea" fo:font-size="9pt"/>
    </style:style>
    <style:style style:name="P14" style:parent-style-name="Table_20_Contents" style:family="paragraph">
      <style:text-properties officeooo:paragraph-rsid="0086462b" style:font-size-asian="9pt" style:font-name="verdana" style:font-size-complex="9pt" officeooo:rsid="00819e6b" style:font-name-asian="Times New Roman1" fo:font-size="9pt" style:font-name-complex="Times New Roman1"/>
    </style:style>
    <style:style style:name="P15" style:parent-style-name="Table_20_Contents" style:family="paragraph">
      <style:text-properties officeooo:paragraph-rsid="0085a90b" style:font-size-asian="9pt" style:font-name="verdana" style:font-size-complex="9pt" style:font-name-asian="Times New Roman1" fo:font-size="9pt" style:font-name-complex="Times New Roman1"/>
    </style:style>
    <style:style style:name="P16" style:parent-style-name="Standard" style:family="paragraph">
      <style:text-properties officeooo:paragraph-rsid="001ce1d2" fo:font-weight="bold" style:font-size-asian="12pt" style:font-name="verdana" style:font-size-complex="12pt" style:font-name-asian="Times New Roman1" fo:font-size="12pt" style:font-weight-asian="bold" style:font-weight-complex="bold" fo:color="#17365d" style:font-name-complex="Times New Roman1"/>
    </style:style>
    <style:style style:name="P17" style:parent-style-name="Standard" style:family="paragraph"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18" style:parent-style-name="Standard" style:family="paragraph"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19" style:parent-style-name="Standard" style:family="paragraph">
      <style:text-properties style:font-name="verdana"/>
    </style:style>
    <style:style style:name="P20" style:parent-style-name="Standard" style:family="paragraph">
      <style:text-properties officeooo:paragraph-rsid="001ce1d2" style:font-size-asian="12pt" style:font-name="verdana" fo:font-size="12pt" style:font-size-complex="12pt"/>
    </style:style>
    <style:style style:name="P21" style:parent-style-name="Standard" style:family="paragraph">
      <style:text-properties officeooo:paragraph-rsid="006dacdf" style:font-size-asian="12pt" style:font-name="verdana" fo:font-size="12pt" style:font-size-complex="12pt"/>
    </style:style>
    <style:style style:name="P22" style:parent-style-name="Standard" style:family="paragraph">
      <style:text-properties officeooo:paragraph-rsid="002b85d9" style:font-size-asian="12pt" style:font-name="verdana" fo:font-size="12pt" style:font-size-complex="12pt"/>
    </style:style>
    <style:style style:name="P23" style:parent-style-name="Standard" style:family="paragraph">
      <style:text-properties officeooo:paragraph-rsid="0090726c" style:font-size-asian="12pt" style:font-name="verdana" fo:font-size="12pt" style:font-size-complex="12pt"/>
    </style:style>
    <style:style style:name="P24" style:parent-style-name="Standard" style:family="paragraph">
      <style:text-properties officeooo:paragraph-rsid="007784d4" style:font-size-asian="9pt" style:font-name="verdana" style:font-size-complex="9pt" officeooo:rsid="007784d4" fo:font-size="9pt"/>
    </style:style>
    <style:style style:name="P25" style:parent-style-name="Standard" style:family="paragraph">
      <style:text-properties officeooo:paragraph-rsid="00920d7c" style:font-name="verdana"/>
    </style:style>
    <style:style style:name="P26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27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9pt" style:font-name="verdana" style:font-size-complex="9pt" fo:font-size="9pt" style:font-style-asian="normal" style:font-style-complex="normal"/>
    </style:style>
    <style:style style:name="P28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9pt" style:font-name="verdana" style:font-size-complex="9pt" fo:font-size="9pt" style:font-style-asian="normal" style:font-style-complex="normal"/>
    </style:style>
    <style:style style:name="P29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9pt" style:font-name="verdana" fo:font-size="9pt" style:font-size-complex="9pt"/>
    </style:style>
    <style:style style:name="P30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verdana" style:font-size-complex="12pt" officeooo:rsid="002c8e5c" fo:font-size="12pt"/>
    </style:style>
    <style:style style:name="P31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2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3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4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5" style:parent-style-name="Standard" style:family="paragraph">
      <style:paragraph-properties fo:margin-top="0cm" fo:line-height="100%" fo:margin-bottom="0cm" loext:contextual-spacing="false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6" style:master-page-name="Standard" style:parent-style-name="Standard" style:family="paragraph">
      <style:paragraph-properties style:page-number="auto"/>
      <style:text-properties officeooo:paragraph-rsid="001ce1d2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7" style:parent-style-name="Standard" style:family="paragraph">
      <style:paragraph-properties fo:break-before="page"/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38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1" style:font-name-asian="Times New Roman1"/>
    </style:style>
    <style:style style:name="T4" style:family="text">
      <style:text-properties officeooo:rsid="001e2127" fo:color="#000000" style:font-name-complex="Times New Roman1" style:font-name-asian="Times New Roman1"/>
    </style:style>
    <style:style style:name="T5" style:family="text">
      <style:text-properties officeooo:rsid="001ce1d2" fo:color="#000000" style:font-name-complex="Times New Roman1" style:font-name-asian="Times New Roman1"/>
    </style:style>
    <style:style style:name="T6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fo:text-shadow="none" style:font-style-asian="normal" style:text-emphasize="none" style:letter-kerning="true" fo:color="#000000" style:font-weight-asian="normal"/>
    </style:style>
    <style:style style:name="T7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officeooo:rsid="0075de11" fo:text-shadow="none" style:font-style-asian="normal" style:text-emphasize="none" style:letter-kerning="true" fo:color="#000000" style:font-weight-asian="normal"/>
    </style:style>
    <style:style style:name="T8" style:family="text">
      <style:text-properties fo:font-weight="normal" fo:font-style="normal" style:text-underline-style="none" style:text-outline="false" style:text-line-through-type="none" fo:text-shadow="none" fo:letter-spacing="normal" style:text-line-through-style="none" style:font-style-asian="normal" style:text-emphasize="none" style:letter-kerning="true" fo:color="#000000" style:font-weight-asian="normal"/>
    </style:style>
    <style:style style:name="T9" style:family="text">
      <style:text-properties fo:font-weight="normal" fo:font-style="normal" style:text-underline-style="none" style:text-outline="false" style:text-line-through-type="none" fo:text-shadow="none" fo:letter-spacing="normal" style:text-line-through-style="none" officeooo:rsid="0075de11" style:font-style-asian="normal" style:text-emphasize="none" style:letter-kerning="true" fo:color="#000000" style:font-weight-asian="normal"/>
    </style:style>
    <style:style style:name="T10" style:family="text">
      <style:text-properties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T11" style:family="text">
      <style:text-properties fo:font-weight="bold" style:font-size-asian="9pt" style:font-name="Verdana" style:font-size-complex="9pt" officeooo:rsid="002b85d9" style:font-name-asian="Times New Roman1" fo:font-size="9pt" style:font-weight-asian="bold" style:font-weight-complex="bold" fo:color="#17365d" style:font-name-complex="Times New Roman1"/>
    </style:style>
    <style:style style:name="T12" style:family="text">
      <style:text-properties fo:font-weight="bold" style:font-size-asian="9pt" style:font-name="Verdana" style:font-size-complex="9pt" officeooo:rsid="00353364" style:font-name-asian="Times New Roman1" fo:font-size="9pt" style:font-weight-asian="bold" style:font-weight-complex="bold" fo:color="#17365d" style:font-name-complex="Times New Roman1"/>
    </style:style>
    <style:style style:name="T13" style:family="text">
      <style:text-properties fo:font-weight="bold" style:font-size-asian="9pt" style:font-name="Verdana" style:font-size-complex="9pt" officeooo:rsid="0037f377" style:font-name-asian="Times New Roman1" fo:font-size="9pt" style:font-weight-asian="bold" style:font-weight-complex="bold" fo:color="#17365d" style:font-name-complex="Times New Roman1"/>
    </style:style>
    <style:style style:name="T14" style:family="text">
      <style:text-properties fo:font-weight="bold" style:font-size-asian="9pt" style:font-name="Verdana" style:font-size-complex="9pt" officeooo:rsid="007ea6ed" style:font-name-asian="Times New Roman1" fo:font-size="9pt" style:font-weight-asian="bold" style:font-weight-complex="bold" fo:color="#17365d" style:font-name-complex="Times New Roman1"/>
    </style:style>
    <style:style style:name="T15" style:family="text">
      <style:text-properties fo:font-weight="bold" fo:font-style="italic" style:font-size-asian="9pt" style:font-name="Verdana" style:font-size-complex="9pt" style:font-name-asian="Times New Roman1" fo:font-size="9pt" style:font-style-asian="italic" style:font-weight-complex="bold" fo:color="#17365d" style:font-name-complex="Times New Roman1" style:font-weight-asian="bold"/>
    </style:style>
    <style:style style:name="T16" style:family="text">
      <style:text-properties fo:font-weight="bold" style:font-size-asian="7pt" style:font-name="Verdana" style:font-size-complex="9pt" style:font-name-asian="Times New Roman1" fo:font-size="7pt" style:font-weight-asian="bold" style:font-weight-complex="bold" fo:color="#17365d" style:font-name-complex="Times New Roman1"/>
    </style:style>
    <style:style style:name="T17" style:family="text">
      <style:text-properties fo:font-weight="bold" style:font-name="Verdana" officeooo:rsid="0037f377" style:font-name-asian="Times New Roman1" style:font-weight-asian="bold" style:font-weight-complex="bold" fo:color="#17365d" style:font-name-complex="Times New Roman1"/>
    </style:style>
    <style:style style:name="T18" style:family="text">
      <style:text-properties fo:font-weight="normal" style:font-name="Verdana" officeooo:rsid="0040ce69" style:font-name-asian="Times New Roman1" style:font-weight-asian="normal" style:font-weight-complex="normal" fo:color="#17365d" style:font-name-complex="Times New Roman1"/>
    </style:style>
    <style:style style:name="T19" style:family="text">
      <style:text-properties fo:font-weight="bold" style:font-name-asian="Times New Roman1" style:font-weight-asian="bold" style:font-weight-complex="bold" fo:color="#17365d" style:font-name-complex="Times New Roman1"/>
    </style:style>
    <style:style style:name="T20" style:family="text">
      <style:text-properties fo:font-weight="bold" officeooo:rsid="0037f377" style:font-name-asian="Times New Roman1" style:font-weight-asian="bold" style:font-weight-complex="bold" fo:color="#17365d" style:font-name-complex="Times New Roman1"/>
    </style:style>
    <style:style style:name="T21" style:family="text">
      <style:text-properties fo:font-weight="bold" style:font-size-asian="9pt" style:font-size-complex="9pt" style:font-name-asian="Times New Roman1" fo:font-size="9pt" style:font-weight-asian="bold" style:font-weight-complex="bold" fo:color="#17365d" style:font-name-complex="Times New Roman1"/>
    </style:style>
    <style:style style:name="T22" style:family="text">
      <style:text-properties fo:font-weight="bold" style:font-size-asian="9pt" style:font-size-complex="9pt" officeooo:rsid="002b85d9" style:font-name-asian="Times New Roman1" fo:font-size="9pt" style:font-weight-asian="bold" style:font-weight-complex="bold" fo:color="#17365d" style:font-name-complex="Times New Roman1"/>
    </style:style>
    <style:style style:name="T23" style:family="text">
      <style:text-properties fo:font-weight="bold" style:font-size-asian="9pt" style:font-size-complex="9pt" officeooo:rsid="00353364" style:font-name-asian="Times New Roman1" fo:font-size="9pt" style:font-weight-asian="bold" style:font-weight-complex="bold" fo:color="#17365d" style:font-name-complex="Times New Roman1"/>
    </style:style>
    <style:style style:name="T24" style:family="text">
      <style:text-properties fo:font-weight="bold" style:font-size-asian="9pt" style:font-size-complex="9pt" officeooo:rsid="0037f377" style:font-name-asian="Times New Roman1" fo:font-size="9pt" style:font-weight-asian="bold" style:font-weight-complex="bold" fo:color="#17365d" style:font-name-complex="Times New Roman1"/>
    </style:style>
    <style:style style:name="T25" style:family="text">
      <style:text-properties fo:font-weight="bold" style:font-size-asian="9pt" style:font-size-complex="9pt" officeooo:rsid="007ea6ed" style:font-name-asian="Times New Roman1" fo:font-size="9pt" style:font-weight-asian="bold" style:font-weight-complex="bold" fo:color="#17365d" style:font-name-complex="Times New Roman1"/>
    </style:style>
    <style:style style:name="T26" style:family="text">
      <style:text-properties fo:font-weight="bold" fo:font-style="italic" style:font-size-asian="9pt" style:font-size-complex="9pt" style:font-name-asian="Times New Roman1" fo:font-size="9pt" style:font-style-asian="italic" style:font-weight-complex="bold" fo:color="#17365d" style:font-name-complex="Times New Roman1" style:font-weight-asian="bold"/>
    </style:style>
    <style:style style:name="T27" style:family="text">
      <style:text-properties fo:font-weight="bold" style:font-size-asian="7pt" style:font-size-complex="9pt" style:font-name-asian="Times New Roman1" fo:font-size="7pt" style:font-weight-asian="bold" style:font-weight-complex="bold" fo:color="#17365d" style:font-name-complex="Times New Roman1"/>
    </style:style>
    <style:style style:name="T28" style:family="text">
      <style:text-properties fo:font-weight="normal" officeooo:rsid="0040ce69" style:font-name-asian="Times New Roman1" style:font-weight-asian="normal" style:font-weight-complex="normal" fo:color="#17365d" style:font-name-complex="Times New Roman1"/>
    </style:style>
    <style:style style:name="T29" style:family="text">
      <style:text-properties officeooo:rsid="002fbab9"/>
    </style:style>
    <style:style style:name="T30" style:family="text">
      <style:text-properties officeooo:rsid="0037a5a6"/>
    </style:style>
    <style:style style:name="T31" style:family="text">
      <style:text-properties officeooo:rsid="0040ce69"/>
    </style:style>
    <style:style style:name="T32" style:family="text">
      <style:text-properties officeooo:rsid="00496279"/>
    </style:style>
    <style:style style:name="T33" style:family="text">
      <style:text-properties officeooo:rsid="005a73d7"/>
    </style:style>
    <style:style style:name="T34" style:family="text">
      <style:text-properties officeooo:rsid="008550cb"/>
    </style:style>
    <style:style style:name="T35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36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T37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vardana" style:language-asian="zh" style:font-weight-asian="normal" style:text-scale="100%" style:text-underline-mode="continuous" style:font-weight-complex="normal" style:text-overline-style="none" style:font-relief="none" style:text-outline="false" style:font-size-complex="9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000000"/>
    </style:style>
    <style:style style:name="T38" style:family="text">
      <style:text-properties fo:font-weight="bold" fo:font-style="normal" fo:language="es" style:font-style-complex="normal" fo:letter-spacing="normal" style:font-name-asian="Times New Roman" style:country-asian="CN" style:letter-kerning="true" style:font-name-complex="Droid Sans Devanagari" style:text-position="0% 100%" style:text-underline-style="none" style:text-emphasize="none" style:font-name="Verdana" style:language-asian="zh" style:font-weight-asian="bold" style:text-scale="100%" style:text-underline-mode="continuous" style:font-weight-complex="bold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17365d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36">ANTECEDENTES</text:p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27"><text:span text:style-name="T19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28"><text:span text:style-name="T19">Proyecto-Código</text:span><text:span text:style-name="T3">: <text:s/></text:span><text:span text:style-name="T5">Línea base Cordillera</text:span><text:span text:style-name="T5"> </text:span>: <text:span text:style-name="T5">DIC034-C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28"><text:span text:style-name="T19">Solicitado por</text:span><text:span text:style-name="T3">: </text:span><text:span text:style-name="T4">Marta Martin</text:span></text:p>
          </table:table-cell>
          <table:table-cell office:value-type="string" table:style-name="Table1.A1">
            <text:p text:style-name="P28"><text:span text:style-name="T19">Fecha de Solicitud</text:span><text:span text:style-name="T3">: </text:span><text:span text:style-name="T4">09-04-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29"><text:span text:style-name="T19">Fecha de entrega material</text:span><text:span text:style-name="T3">: </text:span><text:span text:style-name="T4"/></text:p>
          </table:table-cell>
          <table:covered-table-cell/>
        </table:table-row>
      </table:table>
      <text:p text:style-name="P20"/>
      <text:p text:style-name="P21"><text:span text:style-name="T21">REQUERIMIENTOS ANAL</text:span><text:span text:style-name="T22">Í</text:span><text:span text:style-name="T21">TICOS (</text:span><text:span text:style-name="T26">llenar una hoja por matriz</text:span><text:span text:style-name="T21">).</text:span><text:span text:style-name="T21"><office:annotation><dc:creator>POD</dc:creator><dc:date>2015-04-23T12:07:30</dc:date><text:p>Action specified element "section" but available elements in this part of the document are ['text'].</text:p></office:annotation></text:span><text:change-end text:change-id="ct197118768"/><text:span text:style-name="T21">SISTEMA A MUESTREAR: </text:span><text:span text:style-name="T23"><office:annotation><dc:creator>POD</dc:creator><dc:date>2015-04-23T12:07:30</dc:date><text:p>Error while evaluating expression "Data[i]['matriz']". list index out of range</text:p></office:annotation></text:span></text:p>
      <text:section text:style-name="Sect1" text:name="Section Matriz 1">
        <text:p text:style-name="P22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30"><text:span text:style-name="T21">Cantidad </text:span><text:span text:style-name="T27">(Estaciones)</text:span></text:p>
            </table:table-cell>
            <table:table-cell office:value-type="string" table:style-name="Table2.A1">
              <text:p text:style-name="P31">Parámetros a contratar</text:p>
            </table:table-cell>
            <table:table-cell office:value-type="string" table:style-name="Table2.C1">
              <text:p text:style-name="P32">N total (n=<text:span text:style-name="T33">xx</text:span>)</text:p>
            </table:table-cell>
          </table:table-row>
          <table:table-row>
            <table:table-cell>
              <text:p><office:annotation><dc:creator>POD</dc:creator><dc:date>2015-04-23T12:07:30</dc:date><text:p>Error while evaluating expression "int_n_datos[i]". IndexError: list index out of range</text:p><text:p>   File "/home/david/Documents/WEB_PROJ/gestion_docs/procesa_fl/procesa_sse/appy/pod/actions.py", line 87, in _evalExpr</text:p><text:p>    res = eval(expr, context)</text:p><text:p>   File "&lt;string&gt;", line 1, in &lt;module&gt;</text:p><text:p> &lt;type 'exceptions.IndexError'&gt;: list index out of range</text:p></office:annotation></text:p>
            </table:table-cell>
          </table:table-row>
        </table:table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31">Codificación de estaciones: </text:p>
            </table:table-cell>
          </table:table-row>
          <table:table-row>
            <table:table-cell office:value-type="string" table:style-name="Table3.A2">
              <text:p text:style-name="P13"><office:annotation><dc:creator>POD</dc:creator><dc:date>2015-04-23T12:07:30</dc:date><text:p>Error while evaluating expression "Data[i]['estaciones']". list index out of range</text:p></office:annotation></text:p>
            </table:table-cell>
          </table:table-row>
        </table:table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34"><text:span text:style-name="T29">Observaciones</text:span>: </text:p>
            </table:table-cell>
          </table:table-row>
          <table:table-row>
            <table:table-cell office:value-type="string" table:style-name="Table4.A2">
              <text:p><office:annotation><dc:creator>POD</dc:creator><dc:date>2015-04-23T12:07:30</dc:date><text:p>Error while evaluating the expression "xhtml(Data[i]['observaciones'])" defined in the "from" part of a statement. IndexError: list index out of range</text:p></office:annotation></text:p>
            </table:table-cell>
          </table:table-row>
        </table:table>
        <text:p><office:annotation><dc:creator>POD</dc:creator><dc:date>2015-04-23T12:07:30</dc:date><text:p>Error while evaluating expression "(loop.i.nb &lt; (loop.i.length-1))". NameError: name 'loop' is not defined</text:p><text:p>   File "/home/david/Documents/WEB_PROJ/gestion_docs/procesa_fl/procesa_sse/appy/pod/actions.py", line 87, in _evalExpr</text:p><text:p>    res = eval(expr, context)</text:p><text:p>   File "&lt;string&gt;", line 1, in &lt;module&gt;</text:p><text:p> &lt;type 'exceptions.NameError'&gt;: name 'loop' is not defined</text:p></office:annotation></text:p>
      </text:section>
      <text:p text:style-name="P23"/>
      <text:section text:style-name="Sect1" text:name="Section Equipos">
        <text:p text:style-name="P37">MATERIALES O EQUIPOS REQUERIDOS </text:p>
        <text:p text:style-name="P17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33">Cantidad</text:p>
            </table:table-cell>
            <table:table-cell office:value-type="string" table:style-name="Table5.B1">
              <text:p text:style-name="P33">Equipos o instrumentos de muestreo</text:p>
            </table:table-cell>
          </table:table-row>
          <table:table-row>
            <table:table-cell office:value-type="string" table:style-name="Table5.A2">
              <text:p text:style-name="P14">1</text:p>
            </table:table-cell>
            <table:table-cell office:value-type="string" table:style-name="Table5.B2">
              <text:p text:style-name="P14">Electrodo de potencial redox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14">1</text:p>
            </table:table-cell>
            <table:table-cell office:value-type="string" table:style-name="Table5.B2">
              <text:p text:style-name="P14">Core PVC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14">1</text:p>
            </table:table-cell>
            <table:table-cell office:value-type="string" table:style-name="Table5.B2">
              <text:p text:style-name="P14">Pala de teflón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14">1</text:p>
            </table:table-cell>
            <table:table-cell office:value-type="string" table:style-name="Table5.B2">
              <text:p text:style-name="P14">Maleta multiparamétrica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14">1</text:p>
            </table:table-cell>
            <table:table-cell office:value-type="string" table:style-name="Table5.B2">
              <text:p text:style-name="P14">Turbidímetro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14">1</text:p>
            </table:table-cell>
            <table:table-cell office:value-type="string" table:style-name="Table5.B2">
              <text:p text:style-name="P14">Bomba de filtrado<office:annotation-end office:name="__Annotation__8587_1615771658"/></text:p>
            </table:table-cell>
          </table:table-row>
        </table:table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35">Observaciones: <text:s/></text:p>
            </table:table-cell>
          </table:table-row>
          <table:table-row>
            <table:table-cell office:value-type="string" table:style-name="Table7.A2">
              <text:p text:style-name="P15"/>
            </table:table-cell>
          </table:table-row>
        </table:table>
        <text:p text:style-name="P18"/>
      </text:section>
      <text:p text:style-name="P19"/>
      <text:p text:style-name="P19"/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VERDANA" svg:font-family="VERDANA" style:font-family-generic="swiss"/>
    <style:font-face style:name="verdana" svg:font-family="verdana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lr-tb" fo:hyphenation-ladder-count="no-limit" style:tab-stop-distance="1.6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1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1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style:default-page-layout>
      <style:page-layout-properties style:layout-grid-standard-mode="true" style:writing-mode="lr-tb"/>
    </style:default-page-layout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596cm" style:rel-column-width="905*"/>
    </style:style>
    <style:style style:name="Table6.B" style:family="table-column">
      <style:table-column-properties style:column-width="12.308cm" style:rel-column-width="6978*"/>
    </style:style>
    <style:style style:name="Table6.C" style:family="table-column">
      <style:table-column-properties style:column-width="3.096cm" style:rel-column-width="1755*"/>
    </style:style>
    <style:style style:name="Table6.1" style:family="table-row">
      <style:table-row-properties style:min-row-height="1.397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1.439cm" draw:z-index="1" svg:height="1.24cm" svg:y="0cm" svg:x="0.011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2</text:page-number> de <text:page-count>2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6:47:26.837369621</dc:date>
    <meta:editing-duration>PT23H30M18S</meta:editing-duration>
    <meta:editing-cycles>107</meta:editing-cycles>
    <meta:generator>LibreOffice/4.3.5.2.0$Linux_X86_64 LibreOffice_project/430m0$Build-2</meta:generator>
    <meta:document-statistic meta:table-count="7" meta:image-count="1" meta:object-count="0" meta:page-count="2" meta:paragraph-count="31" meta:word-count="111" meta:character-count="991" meta:non-whitespace-character-count="905"/>
  </office:meta>
</office:document-meta>
</file>